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09cm" fo:margin-left="0cm" table:align="left"/>
    </style:style>
    <style:style style:name="Tabelle1.A" style:family="table-column">
      <style:table-column-properties style:column-width="3.799cm"/>
    </style:style>
    <style:style style:name="Tabelle1.B" style:family="table-column">
      <style:table-column-properties style:column-width="13.2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>
        <style:tab-stops>
          <style:tab-stop style:position="3.099cm"/>
        </style:tab-stops>
      </style:paragraph-properties>
      <style:text-properties officeooo:rsid="000ec277" officeooo:paragraph-rsid="000ec277"/>
    </style:style>
    <style:style style:name="P2" style:family="paragraph" style:parent-style-name="Table_20_Contents">
      <style:text-properties officeooo:rsid="000ec277" officeooo:paragraph-rsid="000ec277"/>
    </style:style>
    <style:style style:name="P3" style:family="paragraph" style:parent-style-name="Text_20_body">
      <style:text-properties officeooo:paragraph-rsid="0011159e"/>
    </style:style>
    <style:style style:name="P4" style:family="paragraph" style:parent-style-name="Text_20_body">
      <style:paragraph-properties>
        <style:tab-stops>
          <style:tab-stop style:position="3.099cm"/>
        </style:tab-stops>
      </style:paragraph-properties>
      <style:text-properties officeooo:rsid="0011159e" officeooo:paragraph-rsid="0011159e"/>
    </style:style>
    <style:style style:name="P5" style:family="paragraph" style:parent-style-name="Text_20_body">
      <style:text-properties fo:font-size="14pt" officeooo:rsid="000ec277" officeooo:paragraph-rsid="000ec277" style:font-size-asian="14pt" style:font-size-complex="14pt"/>
    </style:style>
    <style:style style:name="P6" style:family="paragraph" style:parent-style-name="Text_20_body">
      <style:text-properties officeooo:rsid="0012c1db" officeooo:paragraph-rsid="0012c1db"/>
    </style:style>
    <style:style style:name="P7" style:family="paragraph" style:parent-style-name="Text_20_body" style:list-style-name="L2">
      <style:text-properties officeooo:rsid="0012c1db" officeooo:paragraph-rsid="0012c1db"/>
    </style:style>
    <style:style style:name="P8" style:family="paragraph" style:parent-style-name="Text_20_body" style:list-style-name="L1">
      <style:paragraph-properties fo:margin-top="0cm" fo:margin-bottom="0cm" loext:contextual-spacing="false" style:writing-mode="page"/>
      <style:text-properties fo:font-size="12pt" officeooo:rsid="000f2c6f" officeooo:paragraph-rsid="000f2c6f" style:font-size-asian="12pt" style:font-size-complex="12pt"/>
    </style:style>
    <style:style style:name="P9" style:family="paragraph" style:parent-style-name="Text_20_body">
      <style:paragraph-properties fo:margin-top="0cm" fo:margin-bottom="0cm" loext:contextual-spacing="false" style:writing-mode="page"/>
      <style:text-properties fo:font-size="12pt" officeooo:rsid="00169a48" officeooo:paragraph-rsid="00169a48" style:font-size-asian="12pt" style:font-size-complex="12pt"/>
    </style:style>
    <style:style style:name="P10" style:family="paragraph" style:parent-style-name="Text_20_body" style:list-style-name="L3">
      <style:paragraph-properties fo:margin-top="0cm" fo:margin-bottom="0.101cm" loext:contextual-spacing="false" style:writing-mode="page"/>
      <style:text-properties fo:font-size="13pt" officeooo:rsid="00146b72" officeooo:paragraph-rsid="00146b72" style:font-size-asian="13pt" style:font-size-complex="13pt"/>
    </style:style>
    <style:style style:name="P11" style:family="paragraph" style:parent-style-name="Text_20_body">
      <style:paragraph-properties fo:margin-top="0cm" fo:margin-bottom="0.101cm" loext:contextual-spacing="false" style:writing-mode="page"/>
      <style:text-properties fo:font-size="13pt" officeooo:rsid="00146b72" officeooo:paragraph-rsid="00146b72" style:font-size-asian="13pt" style:font-size-complex="13pt"/>
    </style:style>
    <style:style style:name="P12" style:family="paragraph" style:parent-style-name="Text_20_body" style:list-style-name="L5">
      <style:paragraph-properties fo:margin-top="0cm" fo:margin-bottom="0.101cm" loext:contextual-spacing="false" style:writing-mode="page"/>
      <style:text-properties fo:font-size="13pt" officeooo:rsid="00152c42" officeooo:paragraph-rsid="00169a48" style:font-size-asian="13pt" style:font-size-complex="13pt"/>
    </style:style>
    <style:style style:name="P13" style:family="paragraph" style:parent-style-name="Text_20_body">
      <style:paragraph-properties fo:margin-top="0cm" fo:margin-bottom="0.101cm" loext:contextual-spacing="false" style:writing-mode="page"/>
      <style:text-properties fo:font-size="13pt" fo:font-weight="normal" officeooo:rsid="00152c42" officeooo:paragraph-rsid="00152c42" style:font-size-asian="13pt" style:font-weight-asian="normal" style:font-size-complex="13pt" style:font-weight-complex="normal"/>
    </style:style>
    <style:style style:name="P14" style:family="paragraph" style:parent-style-name="Text_20_body" style:list-style-name="L5">
      <style:paragraph-properties fo:margin-top="0cm" fo:margin-bottom="0.101cm" loext:contextual-spacing="false" style:writing-mode="page"/>
      <style:text-properties fo:font-size="13pt" fo:font-weight="normal" officeooo:rsid="00152c42" officeooo:paragraph-rsid="00152c42" style:font-size-asian="13pt" style:font-weight-asian="normal" style:font-size-complex="13pt" style:font-weight-complex="normal"/>
    </style:style>
    <style:style style:name="P15" style:family="paragraph" style:parent-style-name="Text_20_body" style:list-style-name="L5">
      <style:paragraph-properties fo:margin-top="0cm" fo:margin-bottom="0.101cm" loext:contextual-spacing="false" style:writing-mode="page"/>
      <style:text-properties fo:font-size="13pt" style:text-underline-style="solid" style:text-underline-width="auto" style:text-underline-color="font-color" fo:font-weight="bold" officeooo:rsid="00152c42" officeooo:paragraph-rsid="00152c42" style:font-size-asian="13pt" style:font-weight-asian="bold" style:font-size-complex="13pt" style:font-weight-complex="bold"/>
    </style:style>
    <style:style style:name="P16" style:family="paragraph" style:parent-style-name="Text_20_body" style:list-style-name="L5">
      <style:paragraph-properties fo:margin-top="0cm" fo:margin-bottom="0.101cm" loext:contextual-spacing="false" style:writing-mode="page"/>
      <style:text-properties fo:font-size="13pt" style:text-underline-style="solid" style:text-underline-width="auto" style:text-underline-color="font-color" fo:font-weight="normal" officeooo:rsid="00169a48" officeooo:paragraph-rsid="00169a48" style:font-size-asian="13pt" style:font-weight-asian="normal" style:font-size-complex="13pt" style:font-weight-complex="normal"/>
    </style:style>
    <style:style style:name="P17" style:family="paragraph" style:parent-style-name="Text_20_body" style:list-style-name="L5">
      <style:paragraph-properties fo:margin-top="0cm" fo:margin-bottom="0.101cm" loext:contextual-spacing="false" style:writing-mode="page"/>
      <style:text-properties fo:font-size="13pt" style:text-underline-style="none" fo:font-weight="normal" officeooo:rsid="00152c42" officeooo:paragraph-rsid="00169a48" style:font-size-asian="13pt" style:font-weight-asian="normal" style:font-size-complex="13pt" style:font-weight-complex="normal"/>
    </style:style>
    <style:style style:name="P18" style:family="paragraph" style:parent-style-name="Heading_20_1">
      <style:text-properties officeooo:paragraph-rsid="000ec277"/>
    </style:style>
    <style:style style:name="P19" style:family="paragraph" style:parent-style-name="Standard">
      <style:text-properties fo:font-weight="normal" officeooo:rsid="0011159e" officeooo:paragraph-rsid="0011159e" style:font-weight-asian="normal" style:font-weight-complex="normal"/>
    </style:style>
    <style:style style:name="P20" style:family="paragraph" style:parent-style-name="Standard">
      <style:paragraph-properties fo:margin-top="0cm" fo:margin-bottom="0.101cm" loext:contextual-spacing="false" style:writing-mode="page"/>
      <style:text-properties fo:font-size="13pt" officeooo:paragraph-rsid="00146b72" style:font-size-asian="13pt" style:font-size-complex="13pt"/>
    </style:style>
    <style:style style:name="P21" style:family="paragraph" style:parent-style-name="Standard" style:list-style-name="L4">
      <style:paragraph-properties fo:margin-top="0cm" fo:margin-bottom="0.101cm" loext:contextual-spacing="false" style:writing-mode="page"/>
      <style:text-properties fo:font-size="13pt" officeooo:paragraph-rsid="00146b72" style:font-size-asian="13pt" style:font-size-complex="13pt"/>
    </style:style>
    <style:style style:name="P22" style:family="paragraph" style:parent-style-name="Table_20_Contents">
      <style:text-properties officeooo:rsid="0012a438" officeooo:paragraph-rsid="0012a438"/>
    </style:style>
    <style:style style:name="P23" style:family="paragraph" style:parent-style-name="Title">
      <style:paragraph-properties fo:break-before="page"/>
      <style:text-properties officeooo:paragraph-rsid="0011159e"/>
    </style:style>
    <style:style style:name="P24" style:family="paragraph" style:parent-style-name="Heading_20_3">
      <style:text-properties officeooo:rsid="0012c1db" officeooo:paragraph-rsid="0012c1db"/>
    </style:style>
    <style:style style:name="P25" style:family="paragraph" style:parent-style-name="Heading_20_3">
      <style:paragraph-properties fo:break-before="page"/>
      <style:text-properties officeooo:rsid="0012c1db" officeooo:paragraph-rsid="00146b7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2c6f" style:font-weight-asian="bold" style:font-weight-complex="bold"/>
    </style:style>
    <style:style style:name="T3" style:family="text">
      <style:text-properties fo:font-weight="bold" officeooo:rsid="0011159e" style:font-weight-asian="bold" style:font-weight-complex="bold"/>
    </style:style>
    <style:style style:name="T4" style:family="text">
      <style:text-properties fo:font-weight="bold" officeooo:rsid="0012a438" style:font-weight-asian="bold" style:font-weight-complex="bold"/>
    </style:style>
    <style:style style:name="T5" style:family="text">
      <style:text-properties fo:font-weight="bold" officeooo:rsid="0012c1db" style:font-weight-asian="bold" style:font-weight-complex="bold"/>
    </style:style>
    <style:style style:name="T6" style:family="text">
      <style:text-properties fo:font-weight="bold" officeooo:rsid="00146b72" style:font-weight-asian="bold" style:font-weight-complex="bold"/>
    </style:style>
    <style:style style:name="T7" style:family="text">
      <style:text-properties fo:font-weight="bold" officeooo:rsid="00169a48" style:font-weight-asian="bold" style:font-weight-complex="bold"/>
    </style:style>
    <style:style style:name="T8" style:family="text">
      <style:text-properties officeooo:rsid="000fc256"/>
    </style:style>
    <style:style style:name="T9" style:family="text">
      <style:text-properties officeooo:rsid="0011159e"/>
    </style:style>
    <style:style style:name="T10" style:family="text">
      <style:text-properties officeooo:rsid="0012a438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2c1db" style:font-weight-asian="normal" style:font-weight-complex="normal"/>
    </style:style>
    <style:style style:name="T13" style:family="text">
      <style:text-properties fo:font-weight="normal" officeooo:rsid="00146b72" style:font-weight-asian="normal" style:font-weight-complex="normal"/>
    </style:style>
    <style:style style:name="T14" style:family="text">
      <style:text-properties officeooo:rsid="0012c1db"/>
    </style:style>
    <style:style style:name="T15" style:family="text">
      <style:text-properties officeooo:rsid="000ec277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146b72" style:font-size-asian="14pt" style:font-size-complex="14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146b72" style:font-size-asian="14pt" style:font-weight-asian="bold" style:font-size-complex="14pt" style:font-weight-complex="bold"/>
    </style:style>
    <style:style style:name="T20" style:family="text">
      <style:text-properties officeooo:rsid="00146b72"/>
    </style:style>
    <style:style style:name="T21" style:family="text">
      <style:text-properties officeooo:rsid="00169a48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169a48" style:font-weight-asian="normal" style:font-weight-complex="normal"/>
    </style:style>
    <style:style style:name="T24" style:family="text">
      <style:text-properties style:text-underline-style="none" fo:font-weight="bold" style:font-weight-asian="bold" style:font-weight-complex="bold"/>
    </style:style>
    <style:style style:name="T25" style:family="text">
      <style:text-properties style:text-underline-style="none" fo:font-weight="bold" officeooo:rsid="00169a48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9">Kommunikation mit Augensteuerung und<text:line-break/>AsTeRICS Grid</text:span></text:p>
      <text:p text:style-name="P3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Projekt<text:span text:style-name="T9">e</text:span>:</text:p>
          </table:table-cell>
          <table:table-cell table:style-name="Tabelle1.B1" office:value-type="string">
            <text:p text:style-name="Standard"><text:span text:style-name="T3">ToRaDes</text:span><text:span text:style-name="T9"> - </text:span>Toolbox for Rapid Design of Smart Homes and Assistive Technologies</text:p>
            <text:p text:style-name="Standard"><text:span text:style-name="T1">WBT</text:span> – Wissensdrehscheibe für Barrierefreie Technologien</text:p>
            <text:p text:style-name="Standard"><text:span text:style-name="T1">StudyATHome Internationally</text:span></text:p>
            <text:p text:style-name="P19"><text:line-break/>gefördert von MA23 der Stadt Wien.</text:p>
          </table:table-cell>
        </table:table-row>
        <table:table-row>
          <table:table-cell table:style-name="Tabelle1.A2" office:value-type="string">
            <text:p text:style-name="P1">Beschreibung:</text:p>
          </table:table-cell>
          <table:table-cell table:style-name="Tabelle1.B2" office:value-type="string">
            <text:p text:style-name="P4">Mithilfe von <text:span text:style-name="T4">alternativen Eingabemethoden</text:span><text:span text:style-name="T10"> wie </text:span><text:span text:style-name="T4">Augensteuerung</text:span><text:span text:style-name="T10"> oder </text:span><text:span text:style-name="T4">Scanning</text:span><text:span text:style-name="T10"> kann die </text:span><text:span text:style-name="T4">Software für Unterstützte Kommunikation AsTeRICS Grid</text:span><text:span text:style-name="T10"> bedient werden. </text:span></text:p>
          </table:table-cell>
        </table:table-row>
        <table:table-row>
          <table:table-cell table:style-name="Tabelle1.A2" office:value-type="string">
            <text:p text:style-name="P2">Projektwebsite<text:span text:style-name="T10">s</text:span>:</text:p>
          </table:table-cell>
          <table:table-cell table:style-name="Tabelle1.B2" office:value-type="string">
            <text:p text:style-name="P22"><text:a xlink:type="simple" xlink:href="https://grid.asterics.eu/" text:style-name="Internet_20_link" text:visited-style-name="Visited_20_Internet_20_Link">https://grid.asterics.eu/</text:a><text:line-break/><text:a xlink:type="simple" xlink:href="https://www.asterics.eu/" text:style-name="Internet_20_link" text:visited-style-name="Visited_20_Internet_20_Link">https://www.asterics.eu/</text:a> </text:p>
          </table:table-cell>
        </table:table-row>
        <table:table-row>
          <table:table-cell table:style-name="Tabelle1.A2" office:value-type="string">
            <text:p text:style-name="P2">Verwendete <text:span text:style-name="T14">Hard- und Software</text:span>:</text:p>
          </table:table-cell>
          <table:table-cell table:style-name="Tabelle1.B2" office:value-type="string">
            <text:p text:style-name="P22">Web-basierte Applikation <text:span text:style-name="T1">AsTeRICS Grid</text:span><text:line-break/><text:span text:style-name="T1">AsTeRICS Framework </text:span><text:span text:style-name="T11">für Einbindung von Eyetracker</text:span></text:p>
            <text:p text:style-name="P22"><text:span text:style-name="T1">FABI Tasteninterface </text:span><text:span text:style-name="T11">für Ansteuerung über Buttons</text:span></text:p>
            <text:p text:style-name="P22"><text:span text:style-name="T1">Infrarot-basierter Eyetracker</text:span><text:span text:style-name="T11"> für Tracking von Augenbewegungen</text:span></text:p>
          </table:table-cell>
        </table:table-row>
      </table:table>
      <text:p text:style-name="P1"/>
      <text:h text:style-name="P18" text:outline-level="1"><text:span text:style-name="T15">Verwendung<text:line-break/></text:span></text:h>
      <text:p text:style-name="P5"><text:span text:style-name="T2">1. </text:span><text:span text:style-name="T1">Einschalten</text:span> <text:span text:style-name="T14">des PCs</text:span></text:p>
      <text:p text:style-name="P6"><text:span text:style-name="T16">2. Start von „</text:span><text:span text:style-name="T18">ARE</text:span><text:span text:style-name="T16">“ und „</text:span><text:span text:style-name="T18">AsTeRICS Grid</text:span><text:span text:style-name="T16">“ über Symbole auf dem Desktop.<text:line-break/></text:span></text:p>
      <text:h text:style-name="P24" text:outline-level="3">Steuerung durch Scanning</text:h>
      <text:list xml:id="list3079607706" text:style-name="L2">
        <text:list-item>
          <text:p text:style-name="P7">In AsTeRICS Grid oben auf <text:span text:style-name="T1">„Eingabeoptionen → Scanning“</text:span> klicken</text:p>
        </text:list-item>
        <text:list-item>
          <text:p text:style-name="P7">Häkchen <text:span text:style-name="T1">„Scanning aktivieren“</text:span> setzen, Bestätigung mit <text:span text:style-name="T1">„OK“</text:span></text:p>
        </text:list-item>
        <text:list-item>
          <text:p text:style-name="P7"><text:span text:style-name="T1">Roten Button </text:span><text:span text:style-name="T11">für Scanning verwenden:</text:span></text:p>
          <text:list>
            <text:list-item>
              <text:p text:style-name="P7"><text:span text:style-name="T11">kurz drücken → nächste Zeile</text:span></text:p>
            </text:list-item>
            <text:list-item>
              <text:p text:style-name="P7"><text:span text:style-name="T11">lang drücken → Auswahl</text:span></text:p>
            </text:list-item>
          </text:list>
        </text:list-item>
        <text:list-item>
          <text:p text:style-name="P7"><text:span text:style-name="T1">Scanning</text:span><text:span text:style-name="T11"> zum Schluss </text:span><text:span text:style-name="T1">wieder deaktivieren</text:span></text:p>
        </text:list-item>
      </text:list>
      <text:h text:style-name="P25" text:outline-level="3">Steuerung durch Eyetracking</text:h>
      <text:p text:style-name="P20"><text:span text:style-name="T20">Das Modell im gestarteten </text:span><text:span text:style-name="T6">ARE-Fenster</text:span><text:span text:style-name="T20"> ermöglicht folgende Konfigurationsmöglichkeiten:</text:span></text:p>
      <text:list xml:id="list3919210630" text:style-name="L4">
        <text:list-item>
          <text:p text:style-name="P21"><text:span text:style-name="T5">Ton ein/aus</text:span><text:span text:style-name="T14"> → akustisches Feedback für Blinzel-Erkennung ein/aus<text:line-break/>Keyboard: </text:span><text:span text:style-name="T5">Taste „T“</text:span></text:p>
        </text:list-item>
        <text:list-item>
          <text:p text:style-name="P21"><text:span text:style-name="T6">Maus ein/aus → </text:span><text:span text:style-name="T13">Mausbewegung durch Eyetracking ein/aus<text:line-break/></text:span><text:span text:style-name="T12">Keyboard: </text:span><text:span text:style-name="T5">Taste „</text:span><text:span text:style-name="T6">M</text:span><text:span text:style-name="T5">“</text:span></text:p>
        </text:list-item>
      </text:list>
      <text:list xml:id="list1712781786" text:style-name="L3">
        <text:list-item>
          <text:p text:style-name="P10"><text:span text:style-name="T1">Klicken ein/aus</text:span><text:span text:style-name="T11"> → Klicken durch Blinzeln ein/aus<text:line-break/></text:span><text:span text:style-name="T12">Keyboard: </text:span><text:span text:style-name="T5">Taste „</text:span><text:span text:style-name="T1">K</text:span><text:span text:style-name="T5">“</text:span></text:p>
        </text:list-item>
        <text:list-item>
          <text:p text:style-name="P10"><text:span text:style-name="T5">K</text:span><text:span text:style-name="T1">alibrierung → </text:span><text:span text:style-name="T11">Start der Kalibrierung der Eyetracking-Leiste</text:span></text:p>
        </text:list-item>
        <text:list-item>
          <text:p text:style-name="P10"><text:span text:style-name="T1">Blinzeldauer Min/Mitte/Max</text:span><text:span text:style-name="T11"> → Blinzeln mit Dauer zwischen „Min“ und „Mitte“ lösen einen Mausklick aus, wenn „Klicken“ eingeschaltet ist. Erkennung von Blinzeln kann auch über das Textfeld „Events“ kontrolliert werden.</text:span></text:p>
        </text:list-item>
      </text:list>
      <text:p text:style-name="P11"><text:span text:style-name="T5"/></text:p>
      <text:p text:style-name="P13"><text:span text:style-name="T1">Nach Kalibrierung</text:span> <text:span text:style-name="T1">zu</text:span> Fenster <text:span text:style-name="T1">„AsTeRICS Grid“</text:span> wechseln.</text:p>
      <text:p text:style-name="P13"/>
      <text:p text:style-name="P13">Folgende <text:span text:style-name="T1">Modi für Steuerung</text:span> von <text:span text:style-name="T1">AsTeRICS Grid über Eyetracking</text:span> sind möglich:</text:p>
      <text:list xml:id="list1160610182" text:style-name="L5">
        <text:list-item>
          <text:p text:style-name="P15">Markieren mit Augen, Auswahl mit Button</text:p>
          <text:list>
            <text:list-item>
              <text:p text:style-name="P14">Eingabeoption <text:span text:style-name="T1">„Hovering“ </text:span>in AsTeRICS Grid<text:span text:style-name="T1"> aktivieren</text:span><text:line-break/>→ Hovering-Zeit: 0ms, Cursor verstecken, Hover-Fläche deaktivieren</text:p>
            </text:list-item>
            <text:list-item>
              <text:p text:style-name="P14"><text:span text:style-name="T1">Vollbildmodus</text:span> aktivieren, <text:span text:style-name="T7">Mausbewegung</text:span><text:span text:style-name="T21"> mit </text:span><text:span text:style-name="T7">Keyboard-Taste „M“</text:span><text:span text:style-name="T21"> ein</text:span></text:p>
            </text:list-item>
            <text:list-item>
              <text:p text:style-name="P14"><text:span text:style-name="T1">Fokussierte Elemente</text:span> <text:span text:style-name="T21">sind</text:span> grün markiert, <text:span text:style-name="T7">Auswahl</text:span><text:span text:style-name="T21"> durch </text:span><text:span text:style-name="T7">grünen Button</text:span></text:p>
            </text:list-item>
          </text:list>
        </text:list-item>
        <text:list-item>
          <text:p text:style-name="P16"><text:span text:style-name="T1">Markieren mit Augen, Auswahl mit Blinzeln</text:span></text:p>
          <text:list>
            <text:list-item>
              <text:p text:style-name="P17">Eingabeoption <text:span text:style-name="T1">„Hovering“ </text:span>in AsTeRICS Grid<text:span text:style-name="T1"> aktivieren</text:span><text:line-break/>→ Hovering-Zeit: 0ms, Cursor verstecken, Hover-Fläche deaktivieren</text:p>
            </text:list-item>
            <text:list-item>
              <text:p text:style-name="P17"><text:span text:style-name="T1">Vollbildmodus</text:span> aktivieren,<text:line-break/><text:span text:style-name="T7">Mausbewegung</text:span><text:span text:style-name="T21"> mit </text:span><text:span text:style-name="T7">Keyboard-Taste „M“</text:span><text:span text:style-name="T21"> ein,<text:line-break/></text:span><text:span text:style-name="T7">Klicken</text:span><text:span text:style-name="T21"> durch Blinzeln mit </text:span><text:span text:style-name="T7">Keyboard-Taste „K“ </text:span><text:span text:style-name="T21">ein + ev. Ton mit </text:span><text:span text:style-name="T7">„T“</text:span></text:p>
            </text:list-item>
            <text:list-item>
              <text:p text:style-name="P17"><text:span text:style-name="T1">Fokussierte Elemente</text:span> <text:span text:style-name="T21">sind</text:span> grün markiert, <text:span text:style-name="T7">Auswahl</text:span><text:span text:style-name="T21"> durch </text:span><text:span text:style-name="T7">Blinzeln</text:span></text:p>
            </text:list-item>
          </text:list>
        </text:list-item>
        <text:list-item>
          <text:p text:style-name="P16"><text:span text:style-name="T1">Markieren mit Augen, Auswahl mit Hovering</text:span></text:p>
          <text:list>
            <text:list-item>
              <text:p text:style-name="P17">Eingabeoption <text:span text:style-name="T1">„Hovering“ </text:span>in AsTeRICS Grid<text:span text:style-name="T1"> aktivieren</text:span><text:line-break/>→ Hovering-Zeit: <text:span text:style-name="T7">1000</text:span><text:span text:style-name="T1">ms</text:span>, Cursor verstecken, Hover-Fläche deaktivieren</text:p>
            </text:list-item>
            <text:list-item>
              <text:p text:style-name="P17"><text:span text:style-name="T1">Vollbildmodus</text:span> aktivieren,<text:line-break/><text:span text:style-name="T7">Mausbewegung</text:span><text:span text:style-name="T21"> mit </text:span><text:span text:style-name="T7">Keyboard-Taste „M“</text:span><text:span text:style-name="T21"> ein,</text:span></text:p>
            </text:list-item>
            <text:list-item>
              <text:p text:style-name="P12"><text:span text:style-name="T24">Fokussierte Elemente</text:span><text:span text:style-name="T22"> </text:span><text:span text:style-name="T23">sind</text:span><text:span text:style-name="T22"> grün markiert, </text:span><text:span text:style-name="T25">Auswahl</text:span><text:span text:style-name="T23"> durch </text:span><text:span text:style-name="T25">Verweilen</text:span></text:p>
            </text:list-item>
          </text:list>
        </text:list-item>
      </text:list>
      <text:p text:style-name="P9"><text:line-break/>Dieses Dokument liegt un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4pt" officeooo:rsid="000f2c6f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26pt" fo:font-weight="bold" style:font-size-asian="28pt" style:font-weight-asian="bold" style:font-size-complex="28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8T14:01:24.458000000</meta:creation-date>
    <dc:date>2022-11-24T11:39:20.412000000</dc:date>
    <meta:editing-duration>PT18H30M32S</meta:editing-duration>
    <meta:editing-cycles>7</meta:editing-cycles>
    <meta:generator>LibreOffice/5.3.6.1$Windows_x86 LibreOffice_project/686f202eff87ef707079aeb7f485847613344eb7</meta:generator>
    <meta:print-date>2022-10-05T09:48:04.421000000</meta:print-date>
    <meta:document-statistic meta:table-count="1" meta:image-count="0" meta:object-count="0" meta:page-count="2" meta:paragraph-count="46" meta:word-count="373" meta:character-count="2822" meta:non-whitespace-character-count="2511"/>
  </office:meta>
</office:document-meta>
</file>